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0" svg:font-family="0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éna</text:p>
      <text:p text:style-name="P1"/>
      <text:p text:style-name="P1">Pojmy:</text:p>
      <text:list xml:id="list9061046235326962005" text:style-name="WWNum1">
        <text:list-item>
          <text:p text:style-name="P4"><text:span text:style-name="T1">bezpečná zóna </text:span><text:span text:style-name="T2">je místo, kam se nedostanou příšery a dá se odtut skočit do arény</text:span></text:p>
        </text:list-item>
        <text:list-item>
          <text:p text:style-name="P4"><text:span text:style-name="T1">bariéra</text:span><text:span text:style-name="T2"> je skleněná zeď s dveřma (dveře mají jméno) v bezpečné zóně, brání hráčům jít do arény</text:span></text:p>
        </text:list-item>
        <text:list-item>
          <text:p text:style-name="P4"><text:span text:style-name="T1">zavření </text:span><text:span text:style-name="T1">bariéry</text:span><text:span text:style-name="T2"> je po zahájení nové vlny </text:span><text:span text:style-name="T2">monster</text:span></text:p>
        </text:list-item>
        <text:list-item>
          <text:p text:style-name="P4"><text:span text:style-name="T1">otevření</text:span><text:span text:style-name="T1"> bariéry</text:span><text:span text:style-name="T2"> je po poražení vlny monster</text:span></text:p>
        </text:list-item>
        <text:list-item>
          <text:p text:style-name="P4"><text:span text:style-name="T1">obchodník</text:span><text:span text:style-name="T2"> je v bezpečné zóně, dají se od něho nakoupit zbraně, zbroj, věci</text:span></text:p>
        </text:list-item>
        <text:list-item>
          <text:p text:style-name="P4"><text:span text:style-name="T1">mince</text:span><text:span text:style-name="T2"> je zlatá cihla, která padá z</text:span><text:span text:style-name="T2">e zabitých</text:span><text:span text:style-name="T2"> monster a dají se za ně u obchodníka kupovat věci</text:span></text:p>
        </text:list-item>
        <text:list-item>
          <text:p text:style-name="P4"><text:span text:style-name="T1">aréna </text:span><text:span text:style-name="T2">je místo vedle bezpečné zóny, kde jsou příšery a páčka</text:span></text:p>
        </text:list-item>
        <text:list-item>
          <text:p text:style-name="P4"><text:span text:style-name="T1">páčka</text:span> slouží k zahájení vlny monster</text:p>
        </text:list-item>
        <text:list-item>
          <text:p text:style-name="P4"><text:span text:style-name="T1">vlna monster</text:span> je dávka monster</text:p>
        </text:list-item>
      </text:list>
      <text:p text:style-name="P3"/>
      <text:p text:style-name="P1"/>
      <text:p text:style-name="P1">Kroky:</text:p>
      <text:list xml:id="list38542153" text:continue-numbering="true" text:style-name="WWNum1">
        <text:list-item>
          <text:p text:style-name="P4">hráči se připojí a budou v bezpečné zóně, budou mít dřevěný meč</text:p>
        </text:list-item>
        <text:list-item>
          <text:p text:style-name="P4">až zmizí bariéra, můžou skočit do arény a začít bojovat nebo nakupovat věci</text:p>
        </text:list-item>
        <text:list-item>
          <text:p text:style-name="P4">některý z hráčů zmáčkne páčku a začne vlna monster</text:p>
        </text:list-item>
        <text:list-item>
          <text:p text:style-name="P4">až hráč zabije monstrum, získá minci </text:p>
        </text:list-item>
        <text:list-item>
          <text:p text:style-name="P4">při zahájení vlny se dveře zavřou</text:p>
        </text:list-item>
        <text:list-item>
          <text:p text:style-name="P4">první vlny budou lehčí, každá další bude těžší, proto ze začátku bude stačit dřevěný meč</text:p>
        </text:list-item>
        <text:list-item>
          <text:p text:style-name="P4">bude se tedy počítat, kolikáté zmáčknutí páčky probíhá, jak těžká hra bude</text:p>
        </text:list-item>
        <text:list-item>
          <text:p text:style-name="P4">když je hráč zabit monstrem, přemístí se do bezpečné zóny, mince ale neztratí</text:p>
        </text:list-item>
        <text:list-item>
          <text:p text:style-name="P4">hraje se, dokud neproběhne pátá vlna</text:p>
        </text:list-item>
        <text:list-item>
          <text:p text:style-name="P4">tým hráčů prohraje, pokud všichni hráči zahynou a některé z monster přežije</text:p>
        </text:list-item>
      </text:list>
      <text:p text:style-name="P1"/>
      <text:p text:style-name="P1"/>
      <text:p text:style-name="P1">Příběh hráče:</text:p>
      <text:p text:style-name="P1"/>
      <text:p text:style-name="Standard">Hráč se připojí do hry, bude v bezpečné zóně, bude mít dřevěný meč. Počká, až zmizí bariéra, skočí do arény, začne bojovat a sbírat mince. Když skončí vlna monster, jde si koupit věci k obchodníkovi – zbroj, zbraně, jiné věci. Když zahyne a ocitne se v bezpečné zóně, může si za mince nakoupit, než začne nová vlna. Hra je týmová, když hraje víc hráčů. Tým vyhrává, dokud žije některý z hráčů. Tým prohraje, když všichni zahynou. Penize jsou jen na nakupování, skóre se z nich nepočítá. </text:p>
      <text:p text:style-name="Standard"/>
      <text:p text:style-name="Standard"/>
      <text:p text:style-name="Standard">Konfigurační soubory – úkol babička, souřadnice, kam se bude spawnov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0" svg:font-family="0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lr-tb"/>
      <style:text-properties fo:color="#000000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ListLabel_20_9" style:display-name="ListLabel 9" style:family="text">
      <style:text-properties style:font-name-complex="OpenSymbol"/>
    </style:style>
    <style:style style:name="ListLabel_20_8" style:display-name="ListLabel 8" style:family="text">
      <style:text-properties style:font-name-complex="OpenSymbol"/>
    </style:style>
    <style:style style:name="ListLabel_20_7" style:display-name="ListLabel 7" style:family="text">
      <style:text-properties style:font-name-complex="OpenSymbol"/>
    </style:style>
    <style:style style:name="ListLabel_20_6" style:display-name="ListLabel 6" style:family="text">
      <style:text-properties style:font-name-complex="OpenSymbol"/>
    </style:style>
    <style:style style:name="ListLabel_20_5" style:display-name="ListLabel 5" style:family="text">
      <style:text-properties style:font-name-complex="OpenSymbol"/>
    </style:style>
    <style:style style:name="ListLabel_20_4" style:display-name="ListLabel 4" style:family="text">
      <style:text-properties style:font-name-complex="OpenSymbol"/>
    </style:style>
    <style:style style:name="ListLabel_20_3" style:display-name="ListLabel 3" style:family="text">
      <style:text-properties style:font-name-complex="OpenSymbol"/>
    </style:style>
    <style:style style:name="ListLabel_20_2" style:display-name="ListLabel 2" style:family="text">
      <style:text-properties style:font-name-complex="OpenSymbol"/>
    </style:style>
    <style:style style:name="ListLabel_20_1" style:display-name="ListLabel 1" style:family="text">
      <style:text-properties fo:font-weight="bold" style:font-weight-asian="bold" style:font-name-complex="OpenSymbol"/>
    </style:style>
    <style:style style:name="ListLabel_20_10" style:display-name="ListLabel 10" style:family="text">
      <style:text-properties fo:font-weight="bold" style:font-name-complex="OpenSymbol"/>
    </style:style>
    <style:style style:name="ListLabel_20_11" style:display-name="ListLabel 11" style:family="text">
      <style:text-properties style:font-name-complex="OpenSymbol"/>
    </style:style>
    <style:style style:name="ListLabel_20_12" style:display-name="ListLabel 12" style:family="text">
      <style:text-properties style:font-name-complex="OpenSymbol"/>
    </style:style>
    <style:style style:name="ListLabel_20_13" style:display-name="ListLabel 13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5" style:display-name="ListLabel 15" style:family="text">
      <style:text-properties style:font-name-complex="OpenSymbol"/>
    </style:style>
    <style:style style:name="ListLabel_20_16" style:display-name="ListLabel 16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8" style:display-name="ListLabel 18" style:family="text">
      <style:text-properties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22T18:32:48.63</dc:date>
    <meta:editing-duration>PT53M31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25" meta:word-count="324" meta:character-count="1772"/>
  </office:meta>
</office:document-meta>
</file>